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4744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1634in"/>
    </style:style>
    <style:style style:name="co5" style:family="table-column">
      <style:table-column-properties fo:break-before="auto" style:column-width="0.283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2102in"/>
    </style:style>
    <style:style style:name="co8" style:family="table-column">
      <style:table-column-properties fo:break-before="auto" style:column-width="0.8043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0.4083in"/>
    </style:style>
    <style:style style:name="co11" style:family="table-column">
      <style:table-column-properties fo:break-before="auto" style:column-width="0.738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1846in"/>
    </style:style>
    <style:style style:name="co15" style:family="table-column">
      <style:table-column-properties fo:break-before="auto" style:column-width="0.7791in"/>
    </style:style>
    <style:style style:name="co16" style:family="table-column">
      <style:table-column-properties fo:break-before="auto" style:column-width="0.2528in"/>
    </style:style>
    <style:style style:name="co17" style:family="table-column">
      <style:table-column-properties fo:break-before="auto" style:column-width="0.3508in"/>
    </style:style>
    <style:style style:name="co18" style:family="table-column">
      <style:table-column-properties fo:break-before="auto" style:column-width="0.5161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9744in"/>
    </style:style>
    <style:style style:name="co21" style:family="table-column">
      <style:table-column-properties fo:break-before="auto" style:column-width="0.9839in"/>
    </style:style>
    <style:style style:name="co22" style:family="table-column">
      <style:table-column-properties fo:break-before="auto" style:column-width="1.0134in"/>
    </style:style>
    <style:style style:name="co23" style:family="table-column">
      <style:table-column-properties fo:break-before="auto" style:column-width="1.4035in"/>
    </style:style>
    <style:style style:name="co24" style:family="table-column">
      <style:table-column-properties fo:break-before="auto" style:column-width="1.4425in"/>
    </style:style>
    <style:style style:name="co25" style:family="table-column">
      <style:table-column-properties fo:break-before="auto" style:column-width="1.3744in"/>
    </style:style>
    <style:style style:name="co26" style:family="table-column">
      <style:table-column-properties fo:break-before="auto" style:column-width="1.2957in"/>
    </style:style>
    <style:style style:name="co27" style:family="table-column">
      <style:table-column-properties fo:break-before="auto" style:column-width="0.2626in"/>
    </style:style>
    <style:style style:name="co28" style:family="table-column">
      <style:table-column-properties fo:break-before="auto" style:column-width="0.1953in"/>
    </style:style>
    <style:style style:name="co29" style:family="table-column">
      <style:table-column-properties fo:break-before="auto" style:column-width="0.7209in"/>
    </style:style>
    <style:style style:name="co30" style:family="table-column">
      <style:table-column-properties fo:break-before="auto" style:column-width="0.3602in"/>
    </style:style>
    <style:style style:name="co31" style:family="table-column">
      <style:table-column-properties fo:break-before="auto" style:column-width="0.448in"/>
    </style:style>
    <style:style style:name="co32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ffc000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fo:border-bottom="none" fo:background-color="#bfbfbf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fo:border-bottom="none" fo:background-color="#bfbfbf" style:diagonal-bl-tr="none" style:diagonal-tl-br="none" fo:border-left="0.74pt solid #000000" fo:border-right="none" style:rotation-align="none" fo:border-top="none"/>
    </style:style>
    <style:style style:name="ce16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fo:background-color="#ffc000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bfbfbf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>
      <style:table-cell-properties fo:border-bottom="none" fo:background-color="#bfbfbf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>
      <style:table-cell-properties fo:background-color="#999999" style:rotation-align="none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cc" style:rotation-align="none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ff0000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0000"/>
    </style:style>
    <style:style style:name="ce8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2cc" style:text-align-source="fix" style:repeat-content="false" style:rotation-align="none"/>
      <style:paragraph-properties fo:text-align="start" fo:margin-left="0in"/>
    </style:style>
    <style:style style:name="ce86" style:family="table-cell" style:parent-style-name="Default">
      <style:table-cell-properties fo:background-color="#fff2cc" style:text-align-source="fix" style:repeat-content="false" style:rotation-align="none"/>
      <style:paragraph-properties fo:text-align="start" fo:margin-left="0in"/>
      <style:text-properties fo:color="#ff0000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89" style:family="table-cell" style:parent-style-name="Default" style:data-style-name="N161">
      <style:table-cell-properties fo:background-color="#ffbf00" style:text-align-source="fix" style:repeat-content="false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/>
    </style:style>
    <style:style style:name="ce92" style:family="table-cell" style:parent-style-name="Default">
      <style:table-cell-properties fo:background-color="#1c1c1c"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 style:data-style-name="N0">
      <style:table-cell-properties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" table:number-columns-repeated="50" table:default-cell-style-name="Default"/>
        <table:table-row table:style-name="ro1" table:number-rows-repeated="4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tart cell</text:p>
          </table:table-cell>
          <table:table-cell table:style-name="ce74" office:value-type="string" calcext:value-type="string" table:number-columns-spanned="5" table:number-rows-spanned="1">
            <text:p>experiments</text:p>
          </table:table-cell>
          <table:covered-table-cell table:number-columns-repeated="4" table:style-name="ce74"/>
          <table:table-cell office:value-type="string" calcext:value-type="string">
            <text:p>end cell</text:p>
          </table:table-cell>
          <table:table-cell table:number-columns-repeated="50"/>
        </table:table-row>
        <table:table-row table:style-name="ro2">
          <table:table-cell/>
          <table:table-cell table:style-name="ce2" office:value-type="float" office:value="-506" calcext:value-type="float">
            <text:p>-506</text:p>
          </table:table-cell>
          <table:table-cell table:style-name="ce10" office:value-type="float" office:value="205" calcext:value-type="float">
            <text:p>205</text:p>
          </table:table-cell>
          <table:table-cell table:style-name="ce17" office:value-type="float" office:value="828" calcext:value-type="float">
            <text:p>828</text:p>
          </table:table-cell>
          <table:table-cell table:style-name="ce23" office:value-type="string" calcext:value-type="string">
            <text:p>p1</text:p>
          </table:table-cell>
          <table:table-cell table:number-columns-repeated="5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-340" calcext:value-type="float">
            <text:p>-340</text:p>
          </table:table-cell>
          <table:table-cell office:value-type="float" office:value="287" calcext:value-type="float">
            <text:p>287</text:p>
          </table:table-cell>
          <table:table-cell table:style-name="ce18" office:value-type="float" office:value="607" calcext:value-type="float">
            <text:p>607</text:p>
          </table:table-cell>
          <table:table-cell table:style-name="ce8" office:value-type="string" calcext:value-type="string">
            <text:p>p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5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-343" calcext:value-type="float">
            <text:p>-343</text:p>
          </table:table-cell>
          <table:table-cell table:style-name="ce11" office:value-type="float" office:value="404" calcext:value-type="float">
            <text:p>404</text:p>
          </table:table-cell>
          <table:table-cell table:style-name="ce18" office:value-type="float" office:value="752" calcext:value-type="float">
            <text:p>752</text:p>
          </table:table-cell>
          <table:table-cell table:style-name="ce24" office:value-type="string" calcext:value-type="string">
            <text:p>p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5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-233" calcext:value-type="float">
            <text:p>-233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789" calcext:value-type="float">
            <text:p>789</text:p>
          </table:table-cell>
          <table:table-cell table:style-name="ce8" office:value-type="string" calcext:value-type="string">
            <text:p>p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5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-402" calcext:value-type="float">
            <text:p>-402</text:p>
          </table:table-cell>
          <table:table-cell office:value-type="float" office:value="228" calcext:value-type="float">
            <text:p>228</text:p>
          </table:table-cell>
          <table:table-cell table:style-name="ce18" office:value-type="float" office:value="573" calcext:value-type="float">
            <text:p>573</text:p>
          </table:table-cell>
          <table:table-cell table:style-name="ce8" office:value-type="string" calcext:value-type="string">
            <text:p>p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675" calcext:value-type="float">
            <text:p>1675</text:p>
          </table:table-cell>
          <table:table-cell table:number-columns-repeated="5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-488" calcext:value-type="float">
            <text:p>-488</text:p>
          </table:table-cell>
          <table:table-cell office:value-type="float" office:value="265" calcext:value-type="float">
            <text:p>265</text:p>
          </table:table-cell>
          <table:table-cell table:style-name="ce18" office:value-type="float" office:value="575" calcext:value-type="float">
            <text:p>575</text:p>
          </table:table-cell>
          <table:table-cell table:style-name="ce8" office:value-type="string" calcext:value-type="string">
            <text:p>p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078" calcext:value-type="float">
            <text:p>2078</text:p>
          </table:table-cell>
          <table:table-cell table:number-columns-repeated="50"/>
        </table:table-row>
        <table:table-row table:style-name="ro2">
          <table:table-cell/>
          <table:table-cell table:style-name="ce4" office:value-type="float" office:value="-204" calcext:value-type="float">
            <text:p>-204</text:p>
          </table:table-cell>
          <table:table-cell office:value-type="float" office:value="240" calcext:value-type="float">
            <text:p>240</text:p>
          </table:table-cell>
          <table:table-cell table:style-name="ce18" office:value-type="float" office:value="613" calcext:value-type="float">
            <text:p>613</text:p>
          </table:table-cell>
          <table:table-cell table:style-name="ce24" office:value-type="string" calcext:value-type="string">
            <text:p>p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452" calcext:value-type="float">
            <text:p>2452</text:p>
          </table:table-cell>
          <table:table-cell table:number-columns-repeated="50"/>
        </table:table-row>
        <table:table-row table:style-name="ro2">
          <table:table-cell/>
          <table:table-cell table:style-name="ce3" office:value-type="float" office:value="-480" calcext:value-type="float">
            <text:p>-480</text:p>
          </table:table-cell>
          <table:table-cell office:value-type="float" office:value="300" calcext:value-type="float">
            <text:p>300</text:p>
          </table:table-cell>
          <table:table-cell table:style-name="ce18" office:value-type="float" office:value="596" calcext:value-type="float">
            <text:p>596</text:p>
          </table:table-cell>
          <table:table-cell table:style-name="ce8" office:value-type="string" calcext:value-type="string">
            <text:p>p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835" calcext:value-type="float">
            <text:p>2835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float" office:value="-349" calcext:value-type="float">
            <text:p>-349</text:p>
          </table:table-cell>
          <table:table-cell table:style-name="ce12" office:value-type="float" office:value="314" calcext:value-type="float">
            <text:p>314</text:p>
          </table:table-cell>
          <table:table-cell table:style-name="ce19" office:value-type="float" office:value="488" calcext:value-type="float">
            <text:p>488</text:p>
          </table:table-cell>
          <table:table-cell table:style-name="ce25" office:value-type="string" calcext:value-type="string">
            <text:p>p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3215" calcext:value-type="float">
            <text:p>3215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office:value-type="float" office:value="1266" calcext:value-type="float">
            <text:p>1266</text:p>
          </table:table-cell>
          <table:table-cell table:style-name="ce26" office:value-type="string" calcext:value-type="string">
            <text:p>h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3586" calcext:value-type="float">
            <text:p>3586</text:p>
          </table:table-cell>
          <table:table-cell table:number-columns-repeated="50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4021" calcext:value-type="float">
            <text:p>4021</text:p>
          </table:table-cell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p1</text:p>
          </table:table-cell>
          <table:table-cell table:style-name="ce14" office:value-type="float" office:value="-506" calcext:value-type="float">
            <text:p>-506</text:p>
          </table:table-cell>
          <table:table-cell table:style-name="ce21" office:value-type="float" office:value="205" calcext:value-type="float">
            <text:p>205</text:p>
          </table:table-cell>
          <table:table-cell table:style-name="ce27" office:value-type="float" office:value="828" calcext:value-type="float">
            <text:p>8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4457" calcext:value-type="float">
            <text:p>4457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5</text:p>
          </table:table-cell>
          <table:table-cell table:style-name="ce15" office:value-type="float" office:value="-402" calcext:value-type="float">
            <text:p>-402</text:p>
          </table:table-cell>
          <table:table-cell office:value-type="float" office:value="228" calcext:value-type="float">
            <text:p>228</text:p>
          </table:table-cell>
          <table:table-cell table:style-name="ce28" office:value-type="float" office:value="573" calcext:value-type="float">
            <text:p>573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457" calcext:value-type="float">
            <text:p>4457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4874" calcext:value-type="float">
            <text:p>4874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7</text:p>
          </table:table-cell>
          <table:table-cell table:style-name="ce15" office:value-type="float" office:value="-204" calcext:value-type="float">
            <text:p>-204</text:p>
          </table:table-cell>
          <table:table-cell table:style-name="ce22" office:value-type="float" office:value="240" calcext:value-type="float">
            <text:p>240</text:p>
          </table:table-cell>
          <table:table-cell table:style-name="ce28" office:value-type="float" office:value="613" calcext:value-type="float">
            <text:p>6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5312" calcext:value-type="float">
            <text:p>5312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4</text:p>
          </table:table-cell>
          <table:table-cell table:style-name="ce15" office:value-type="float" office:value="-233" calcext:value-type="float">
            <text:p>-233</text:p>
          </table:table-cell>
          <table:table-cell office:value-type="float" office:value="263" calcext:value-type="float">
            <text:p>263</text:p>
          </table:table-cell>
          <table:table-cell table:style-name="ce28" office:value-type="float" office:value="789" calcext:value-type="float">
            <text:p>7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5761" calcext:value-type="float">
            <text:p>5761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6</text:p>
          </table:table-cell>
          <table:table-cell table:style-name="ce15" office:value-type="float" office:value="-488" calcext:value-type="float">
            <text:p>-488</text:p>
          </table:table-cell>
          <table:table-cell office:value-type="float" office:value="265" calcext:value-type="float">
            <text:p>265</text:p>
          </table:table-cell>
          <table:table-cell table:style-name="ce28" office:value-type="float" office:value="575" calcext:value-type="float">
            <text:p>5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6185" calcext:value-type="float">
            <text:p>6185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2</text:p>
          </table:table-cell>
          <table:table-cell table:style-name="ce15" office:value-type="float" office:value="-340" calcext:value-type="float">
            <text:p>-340</text:p>
          </table:table-cell>
          <table:table-cell office:value-type="float" office:value="287" calcext:value-type="float">
            <text:p>287</text:p>
          </table:table-cell>
          <table:table-cell table:style-name="ce28" office:value-type="float" office:value="607" calcext:value-type="float">
            <text:p>6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6616" calcext:value-type="float">
            <text:p>6616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8</text:p>
          </table:table-cell>
          <table:table-cell table:style-name="ce15" office:value-type="float" office:value="-480" calcext:value-type="float">
            <text:p>-48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596" calcext:value-type="float">
            <text:p>5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7047" calcext:value-type="float">
            <text:p>7047</text:p>
          </table:table-cell>
          <table:table-cell table:number-columns-repeated="50"/>
        </table:table-row>
        <table:table-row table:style-name="ro2">
          <table:table-cell/>
          <table:table-cell table:style-name="ce8" office:value-type="string" calcext:value-type="string">
            <text:p>p9</text:p>
          </table:table-cell>
          <table:table-cell table:style-name="ce15" office:value-type="float" office:value="-349" calcext:value-type="float">
            <text:p>-349</text:p>
          </table:table-cell>
          <table:table-cell office:value-type="float" office:value="314" calcext:value-type="float">
            <text:p>314</text:p>
          </table:table-cell>
          <table:table-cell table:style-name="ce28" office:value-type="float" office:value="488" calcext:value-type="float">
            <text:p>4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328" calcext:value-type="float">
            <text:p>7328</text:p>
          </table:table-cell>
          <table:table-cell table:number-columns-repeated="50"/>
        </table:table-row>
        <table:table-row table:style-name="ro2">
          <table:table-cell/>
          <table:table-cell table:style-name="ce9" office:value-type="string" calcext:value-type="string">
            <text:p>p3</text:p>
          </table:table-cell>
          <table:table-cell table:style-name="ce16" office:value-type="float" office:value="-343" calcext:value-type="float">
            <text:p>-343</text:p>
          </table:table-cell>
          <table:table-cell table:style-name="ce12" office:value-type="float" office:value="404" calcext:value-type="float">
            <text:p>404</text:p>
          </table:table-cell>
          <table:table-cell table:style-name="ce29" office:value-type="float" office:value="752" calcext:value-type="float">
            <text:p>7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328" calcext:value-type="float">
            <text:p>7328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630" calcext:value-type="float">
            <text:p>7630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908" calcext:value-type="float">
            <text:p>7908</text:p>
          </table:table-cell>
          <table:table-cell table:number-columns-repeated="50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7908" calcext:value-type="float">
            <text:p>7908</text:p>
          </table:table-cell>
          <table:table-cell office:value-type="string" calcext:value-type="string">
            <text:p>h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161" calcext:value-type="float">
            <text:p>8161</text:p>
          </table:table-cell>
          <table:table-cell table:number-columns-repeated="50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h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402" calcext:value-type="float">
            <text:p>8402</text:p>
          </table:table-cell>
          <table:table-cell table:number-columns-repeated="5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_exp_optimised" table:style-name="ta1">
        <office:forms form:automatic-focus="false" form:apply-design-mode="false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number-columns-repeated="2" table:default-cell-style-name="ce76"/>
        <table:table-column table:style-name="co22" table:default-cell-style-name="ce76"/>
        <table:table-column table:style-name="co12" table:default-cell-style-name="ce76"/>
        <table:table-column table:style-name="co23" table:default-cell-style-name="ce76"/>
        <table:table-column table:style-name="co24" table:default-cell-style-name="ce76"/>
        <table:table-column table:style-name="co25" table:default-cell-style-name="ce76"/>
        <table:table-column table:style-name="co26" table:default-cell-style-name="ce76"/>
        <table:table-column table:style-name="co12" table:number-columns-repeated="1007" table:default-cell-style-name="ce76"/>
        <table:table-row table:style-name="ro1" table:number-rows-repeated="4">
          <table:table-cell table:number-columns-repeated="1023"/>
        </table:table-row>
        <table:table-row table:style-name="ro2">
          <table:table-cell table:style-name="ce77"/>
          <table:table-cell table:style-name="ce74"/>
          <table:table-cell table:style-name="ce83" table:number-columns-repeated="5"/>
          <table:table-cell table:number-columns-repeated="1016"/>
        </table:table-row>
        <table:table-row table:style-name="ro3">
          <table:table-cell table:style-name="ce77"/>
          <table:table-cell table:style-name="ce81" office:value-type="string" calcext:value-type="string" table:number-columns-spanned="5" table:number-rows-spanned="1">
            <text:p>experiments</text:p>
          </table:table-cell>
          <table:covered-table-cell table:style-name="ce84"/>
          <table:covered-table-cell table:number-columns-repeated="3" table:style-name="ce77"/>
          <table:table-cell table:style-name="ce77"/>
          <table:table-cell table:style-name="ce87" office:value-type="string" calcext:value-type="string" table:number-columns-spanned="4" table:number-rows-spanned="1">
            <text:p>control variables (obtained from individual experiment based optimization)</text:p>
          </table:table-cell>
          <table:covered-table-cell table:number-columns-repeated="3" table:style-name="ce90"/>
          <table:table-cell table:style-name="ce90"/>
          <table:table-cell table:style-name="ce87" office:value-type="string" calcext:value-type="string">
            <text:p><text:span text:style-name="T1">Min DTW distance of individual experiment based optimized</text:span> trajectory</text:p>
          </table:table-cell>
          <table:table-cell table:style-name="ce90" office:value-type="string" calcext:value-type="string">
            <text:p><text:span text:style-name="T1">Min DTW distance of overall experiments based  optimized</text:span> trajectory</text:p>
          </table:table-cell>
          <table:table-cell office:value-type="string" calcext:value-type="string">
            <text:p>Difference</text:p>
          </table:table-cell>
          <table:table-cell table:style-name="ce90" office:value-type="string" calcext:value-type="string">
            <text:p>% difference from individual <text:s/>experiment based optimized trajectory</text:p>
          </table:table-cell>
          <table:table-cell table:number-columns-repeated="1007"/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67" calcext:value-type="float">
            <text:p>1234567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3"/>
          <table:table-cell office:value-type="float" office:value="0.51625016" calcext:value-type="float">
            <text:p>0.51625016</text:p>
          </table:table-cell>
          <table:table-cell office:value-type="float" office:value="0.21824477" calcext:value-type="float">
            <text:p>0.21824477</text:p>
          </table:table-cell>
          <table:table-cell office:value-type="float" office:value="0.09832954" calcext:value-type="float">
            <text:p>0.09832954</text:p>
          </table:table-cell>
          <table:table-cell office:value-type="float" office:value="-4.70750856" calcext:value-type="float">
            <text:p>-4.70750856</text:p>
          </table:table-cell>
          <table:table-cell/>
          <table:table-cell office:value-type="float" office:value="1822.45766552947" calcext:value-type="float">
            <text:p>1822.45766552947</text:p>
          </table:table-cell>
          <table:table-cell office:value-type="float" office:value="1836.71606294728" calcext:value-type="float">
            <text:p>1836.71606294728</text:p>
          </table:table-cell>
          <table:table-cell table:formula="of:=[.N7]-[.M7]" office:value-type="float" office:value="14.2583974178101" calcext:value-type="float">
            <text:p>14.2583974178101</text:p>
          </table:table-cell>
          <table:table-cell table:formula="of:=(([.N7]-[.M7])/[.M7])*100" office:value-type="float" office:value="0.782371941334927" calcext:value-type="float">
            <text:p>0.782371941334927</text:p>
          </table:table-cell>
          <table:table-cell table:number-columns-repeated="1007"/>
        </table:table-row>
        <table:table-row table:style-name="ro1"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1" calcext:value-type="float">
            <text:p>1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49150283" calcext:value-type="float">
            <text:p>0.49150283</text:p>
          </table:table-cell>
          <table:table-cell office:value-type="float" office:value="0.29449145" calcext:value-type="float">
            <text:p>0.29449145</text:p>
          </table:table-cell>
          <table:table-cell office:value-type="float" office:value="0.0030767" calcext:value-type="float">
            <text:p>0.0030767</text:p>
          </table:table-cell>
          <table:table-cell office:value-type="float" office:value="-3.01724061" calcext:value-type="float">
            <text:p>-3.01724061</text:p>
          </table:table-cell>
          <table:table-cell/>
          <table:table-cell office:value-type="float" office:value="1438.14799215033" calcext:value-type="float">
            <text:p>1438.14799215033</text:p>
          </table:table-cell>
          <table:table-cell office:value-type="float" office:value="1528.98239585326" calcext:value-type="float">
            <text:p>1528.98239585326</text:p>
          </table:table-cell>
          <table:table-cell table:formula="of:=[.N8]-[.M8]" office:value-type="float" office:value="90.8344037029299" calcext:value-type="float">
            <text:p>90.8344037029299</text:p>
          </table:table-cell>
          <table:table-cell table:formula="of:=(([.N8]-[.M8])/[.M8])*100" office:value-type="float" office:value="6.31606790112842" calcext:value-type="float">
            <text:p>6.31606790112842</text:p>
          </table:table-cell>
          <table:table-cell table:number-columns-repeated="1007"/>
        </table:table-row>
        <table:table-row table:style-name="ro1"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2" calcext:value-type="float">
            <text:p>2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93627083" calcext:value-type="float">
            <text:p>0.93627083</text:p>
          </table:table-cell>
          <table:table-cell office:value-type="float" office:value="0.84603186" calcext:value-type="float">
            <text:p>0.84603186</text:p>
          </table:table-cell>
          <table:table-cell office:value-type="float" office:value="0.97434401" calcext:value-type="float">
            <text:p>0.97434401</text:p>
          </table:table-cell>
          <table:table-cell office:value-type="float" office:value="-2.76241202" calcext:value-type="float">
            <text:p>-2.76241202</text:p>
          </table:table-cell>
          <table:table-cell/>
          <table:table-cell office:value-type="float" office:value="1475.73607910822" calcext:value-type="float">
            <text:p>1475.73607910822</text:p>
          </table:table-cell>
          <table:table-cell office:value-type="float" office:value="1649.88338932526" calcext:value-type="float">
            <text:p>1649.88338932526</text:p>
          </table:table-cell>
          <table:table-cell table:formula="of:=[.N9]-[.M9]" office:value-type="float" office:value="174.14731021704" calcext:value-type="float">
            <text:p>174.14731021704</text:p>
          </table:table-cell>
          <table:table-cell table:formula="of:=(([.N9]-[.M9])/[.M9])*100" office:value-type="float" office:value="11.8007083165085" calcext:value-type="float">
            <text:p>11.8007083165085</text:p>
          </table:table-cell>
          <table:table-cell table:number-columns-repeated="1007"/>
        </table:table-row>
        <table:table-row table:style-name="ro1"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3" calcext:value-type="float">
            <text:p>3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43832923" calcext:value-type="float">
            <text:p>0.43832923</text:p>
          </table:table-cell>
          <table:table-cell office:value-type="float" office:value="0.06750762" calcext:value-type="float">
            <text:p>0.06750762</text:p>
          </table:table-cell>
          <table:table-cell office:value-type="float" office:value="0.0241364" calcext:value-type="float">
            <text:p>0.0241364</text:p>
          </table:table-cell>
          <table:table-cell office:value-type="float" office:value="-0.99963715" calcext:value-type="float">
            <text:p>-0.99963715</text:p>
          </table:table-cell>
          <table:table-cell/>
          <table:table-cell office:value-type="float" office:value="1532.59778604955" calcext:value-type="float">
            <text:p>1532.59778604955</text:p>
          </table:table-cell>
          <table:table-cell office:value-type="float" office:value="1781.1907677055" calcext:value-type="float">
            <text:p>1781.1907677055</text:p>
          </table:table-cell>
          <table:table-cell table:formula="of:=[.N10]-[.M10]" office:value-type="float" office:value="248.59298165595" calcext:value-type="float">
            <text:p>248.59298165595</text:p>
          </table:table-cell>
          <table:table-cell table:formula="of:=(([.N10]-[.M10])/[.M10])*100" office:value-type="float" office:value="16.2203667471508" calcext:value-type="float">
            <text:p>16.2203667471508</text:p>
          </table:table-cell>
          <table:table-cell table:number-columns-repeated="1007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float" office:value="12345" calcext:value-type="float">
            <text:p>1234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h</text:p>
          </table:table-cell>
          <table:table-cell table:style-name="ce78" table:number-columns-repeated="2"/>
          <table:table-cell table:style-name="ce88" office:value-type="float" office:value="0.34690268" calcext:value-type="float">
            <text:p>0.34690268</text:p>
          </table:table-cell>
          <table:table-cell table:style-name="ce88" office:value-type="float" office:value="0.87549961" calcext:value-type="float">
            <text:p>0.87549961</text:p>
          </table:table-cell>
          <table:table-cell table:style-name="ce88" office:value-type="float" office:value="0.28226063" calcext:value-type="float">
            <text:p>0.28226063</text:p>
          </table:table-cell>
          <table:table-cell table:style-name="ce88" office:value-type="float" office:value="-5.51872631" calcext:value-type="float">
            <text:p>-5.51872631</text:p>
          </table:table-cell>
          <table:table-cell table:style-name="ce91"/>
          <table:table-cell table:number-columns-repeated="2" table:style-name="ce91" office:value-type="string" calcext:value-type="string">
            <text:p>nan</text:p>
          </table:table-cell>
          <table:table-cell table:number-columns-repeated="2"/>
          <table:table-cell table:style-name="ce91" table:number-columns-repeated="1006"/>
          <table:table-cell/>
        </table:table-row>
        <table:table-row table:style-name="ro1"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6" calcext:value-type="float">
            <text:p>6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65109629" calcext:value-type="float">
            <text:p>0.65109629</text:p>
          </table:table-cell>
          <table:table-cell office:value-type="float" office:value="0.38521984" calcext:value-type="float">
            <text:p>0.38521984</text:p>
          </table:table-cell>
          <table:table-cell office:value-type="float" office:value="0.3804515" calcext:value-type="float">
            <text:p>0.3804515</text:p>
          </table:table-cell>
          <table:table-cell office:value-type="float" office:value="-4.61705169" calcext:value-type="float">
            <text:p>-4.61705169</text:p>
          </table:table-cell>
          <table:table-cell table:style-name="ce77"/>
          <table:table-cell office:value-type="float" office:value="1481.26039533044" calcext:value-type="float">
            <text:p>1481.26039533044</text:p>
          </table:table-cell>
          <table:table-cell office:value-type="float" office:value="1558.26214885703" calcext:value-type="float">
            <text:p>1558.26214885703</text:p>
          </table:table-cell>
          <table:table-cell table:formula="of:=[.N12]-[.M12]" office:value-type="float" office:value="77.0017535265902" calcext:value-type="float">
            <text:p>77.0017535265902</text:p>
          </table:table-cell>
          <table:table-cell table:formula="of:=(([.N12]-[.M12])/[.M12])*100" office:value-type="float" office:value="5.19839413578681" calcext:value-type="float">
            <text:p>5.19839413578681</text:p>
          </table:table-cell>
          <table:table-cell table:number-columns-repeated="1007"/>
        </table:table-row>
        <table:table-row table:style-name="ro1">
          <table:table-cell table:style-name="ce77" office:value-type="float" office:value="7" calcext:value-type="float">
            <text:p>7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7" calcext:value-type="float">
            <text:p>7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40909474" calcext:value-type="float">
            <text:p>0.40909474</text:p>
          </table:table-cell>
          <table:table-cell office:value-type="float" office:value="0.01349362" calcext:value-type="float">
            <text:p>0.01349362</text:p>
          </table:table-cell>
          <table:table-cell office:value-type="float" office:value="0" calcext:value-type="float">
            <text:p>0</text:p>
          </table:table-cell>
          <table:table-cell office:value-type="float" office:value="-1.3055848" calcext:value-type="float">
            <text:p>-1.3055848</text:p>
          </table:table-cell>
          <table:table-cell table:style-name="ce77"/>
          <table:table-cell office:value-type="float" office:value="1585.94359426207" calcext:value-type="float">
            <text:p>1585.94359426207</text:p>
          </table:table-cell>
          <table:table-cell office:value-type="float" office:value="1716.37862705527" calcext:value-type="float">
            <text:p>1716.37862705527</text:p>
          </table:table-cell>
          <table:table-cell table:formula="of:=[.N13]-[.M13]" office:value-type="float" office:value="130.4350327932" calcext:value-type="float">
            <text:p>130.4350327932</text:p>
          </table:table-cell>
          <table:table-cell table:formula="of:=(([.N13]-[.M13])/[.M13])*100" office:value-type="float" office:value="8.22444337018749" calcext:value-type="float">
            <text:p>8.22444337018749</text:p>
          </table:table-cell>
          <table:table-cell table:number-columns-repeated="1007"/>
        </table:table-row>
        <table:table-row table:style-name="ro1"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8" calcext:value-type="float">
            <text:p>8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69497262" calcext:value-type="float">
            <text:p>0.69497262</text:p>
          </table:table-cell>
          <table:table-cell office:value-type="float" office:value="0.4831442" calcext:value-type="float">
            <text:p>0.4831442</text:p>
          </table:table-cell>
          <table:table-cell office:value-type="float" office:value="0.40740118" calcext:value-type="float">
            <text:p>0.40740118</text:p>
          </table:table-cell>
          <table:table-cell office:value-type="float" office:value="-4.15549924" calcext:value-type="float">
            <text:p>-4.15549924</text:p>
          </table:table-cell>
          <table:table-cell table:style-name="ce77"/>
          <table:table-cell office:value-type="float" office:value="1554.53625605392" calcext:value-type="float">
            <text:p>1554.53625605392</text:p>
          </table:table-cell>
          <table:table-cell office:value-type="float" office:value="1630.65622888076" calcext:value-type="float">
            <text:p>1630.65622888076</text:p>
          </table:table-cell>
          <table:table-cell table:formula="of:=[.N14]-[.M14]" office:value-type="float" office:value="76.1199728268439" calcext:value-type="float">
            <text:p>76.1199728268439</text:p>
          </table:table-cell>
          <table:table-cell table:formula="of:=(([.N14]-[.M14])/[.M14])*100" office:value-type="float" office:value="4.89663541332056" calcext:value-type="float">
            <text:p>4.89663541332056</text:p>
          </table:table-cell>
          <table:table-cell table:number-columns-repeated="1007"/>
        </table:table-row>
        <table:table-row table:style-name="ro1">
          <table:table-cell table:style-name="ce77" office:value-type="float" office:value="9" calcext:value-type="float">
            <text:p>9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45" calcext:value-type="float">
            <text:p>12345</text:p>
          </table:table-cell>
          <table:table-cell table:style-name="ce85" office:value-type="float" office:value="9" calcext:value-type="float">
            <text:p>9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6555418" calcext:value-type="float">
            <text:p>0.6555418</text:p>
          </table:table-cell>
          <table:table-cell office:value-type="float" office:value="0.5402687" calcext:value-type="float">
            <text:p>0.5402687</text:p>
          </table:table-cell>
          <table:table-cell office:value-type="float" office:value="0.28669777" calcext:value-type="float">
            <text:p>0.28669777</text:p>
          </table:table-cell>
          <table:table-cell office:value-type="float" office:value="-4.48028927" calcext:value-type="float">
            <text:p>-4.48028927</text:p>
          </table:table-cell>
          <table:table-cell table:style-name="ce77"/>
          <table:table-cell office:value-type="float" office:value="1509.66731381693" calcext:value-type="float">
            <text:p>1509.66731381693</text:p>
          </table:table-cell>
          <table:table-cell office:value-type="float" office:value="1605.06577173719" calcext:value-type="float">
            <text:p>1605.06577173719</text:p>
          </table:table-cell>
          <table:table-cell table:formula="of:=[.N15]-[.M15]" office:value-type="float" office:value="95.3984579202579" calcext:value-type="float">
            <text:p>95.3984579202579</text:p>
          </table:table-cell>
          <table:table-cell table:formula="of:=(([.N15]-[.M15])/[.M15])*100" office:value-type="float" office:value="6.31917092243718" calcext:value-type="float">
            <text:p>6.31917092243718</text:p>
          </table:table-cell>
          <table:table-cell table:number-columns-repeated="1007"/>
        </table:table-row>
        <table:table-row table:style-name="ro1"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" calcext:value-type="float">
            <text:p>123</text:p>
          </table:table-cell>
          <table:table-cell table:style-name="ce85" office:value-type="float" office:value="1" calcext:value-type="float">
            <text:p>1</text:p>
          </table:table-cell>
          <table:table-cell table:style-name="ce77" office:value-type="float" office:value="567" calcext:value-type="float">
            <text:p>567</text:p>
          </table:table-cell>
          <table:table-cell table:style-name="ce77" office:value-type="string" calcext:value-type="string">
            <text:p>h</text:p>
          </table:table-cell>
          <table:table-cell table:style-name="ce77"/>
          <table:table-cell office:value-type="float" office:value="0.51458768" calcext:value-type="float">
            <text:p>0.51458768</text:p>
          </table:table-cell>
          <table:table-cell office:value-type="float" office:value="0.14121976" calcext:value-type="float">
            <text:p>0.14121976</text:p>
          </table:table-cell>
          <table:table-cell office:value-type="float" office:value="0.16821533" calcext:value-type="float">
            <text:p>0.16821533</text:p>
          </table:table-cell>
          <table:table-cell office:value-type="float" office:value="-4.74459839" calcext:value-type="float">
            <text:p>-4.74459839</text:p>
          </table:table-cell>
          <table:table-cell table:style-name="ce77"/>
          <table:table-cell office:value-type="float" office:value="1919.00040440314" calcext:value-type="float">
            <text:p>1919.00040440314</text:p>
          </table:table-cell>
          <table:table-cell office:value-type="float" office:value="1943.83849124751" calcext:value-type="float">
            <text:p>1943.83849124751</text:p>
          </table:table-cell>
          <table:table-cell table:formula="of:=[.N16]-[.M16]" office:value-type="float" office:value="24.8380868443733" calcext:value-type="float">
            <text:p>24.8380868443733</text:p>
          </table:table-cell>
          <table:table-cell table:formula="of:=(([.N16]-[.M16])/[.M16])*100" office:value-type="float" office:value="1.29432421105188" calcext:value-type="float">
            <text:p>1.29432421105188</text:p>
          </table:table-cell>
          <table:table-cell table:number-columns-repeated="1007"/>
        </table:table-row>
        <table:table-row table:style-name="ro1">
          <table:table-cell table:style-name="ce79" office:value-type="float" office:value="11" calcext:value-type="float">
            <text:p>11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float" office:value="123" calcext:value-type="float">
            <text:p>123</text:p>
          </table:table-cell>
          <table:table-cell table:style-name="ce86" office:value-type="float" office:value="2" calcext:value-type="float">
            <text:p>2</text:p>
          </table:table-cell>
          <table:table-cell table:style-name="ce79" office:value-type="float" office:value="567" calcext:value-type="float">
            <text:p>567</text:p>
          </table:table-cell>
          <table:table-cell table:style-name="ce79" office:value-type="string" calcext:value-type="string">
            <text:p>h</text:p>
          </table:table-cell>
          <table:table-cell table:style-name="ce79"/>
          <table:table-cell table:style-name="ce88" office:value-type="float" office:value="0.04596579" calcext:value-type="float">
            <text:p>0.04596579</text:p>
          </table:table-cell>
          <table:table-cell table:style-name="ce88" office:value-type="float" office:value="0.88882865" calcext:value-type="float">
            <text:p>0.88882865</text:p>
          </table:table-cell>
          <table:table-cell table:style-name="ce88" office:value-type="float" office:value="0.29487759" calcext:value-type="float">
            <text:p>0.29487759</text:p>
          </table:table-cell>
          <table:table-cell table:style-name="ce88" office:value-type="float" office:value="-2.65474918" calcext:value-type="float">
            <text:p>-2.65474918</text:p>
          </table:table-cell>
          <table:table-cell table:style-name="ce79"/>
          <table:table-cell table:number-columns-repeated="2" table:style-name="ce88" office:value-type="string" calcext:value-type="string">
            <text:p>nan</text:p>
          </table:table-cell>
          <table:table-cell table:number-columns-repeated="2"/>
          <table:table-cell table:style-name="ce88" table:number-columns-repeated="1006"/>
          <table:table-cell/>
        </table:table-row>
        <table:table-row table:style-name="ro1"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h</text:p>
          </table:table-cell>
          <table:table-cell table:style-name="ce80" office:value-type="float" office:value="123" calcext:value-type="float">
            <text:p>12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67" calcext:value-type="float">
            <text:p>567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office:value-type="float" office:value="0.51486911" calcext:value-type="float">
            <text:p>0.51486911</text:p>
          </table:table-cell>
          <table:table-cell office:value-type="float" office:value="0.19911942" calcext:value-type="float">
            <text:p>0.19911942</text:p>
          </table:table-cell>
          <table:table-cell office:value-type="float" office:value="0.11412941" calcext:value-type="float">
            <text:p>0.11412941</text:p>
          </table:table-cell>
          <table:table-cell office:value-type="float" office:value="-4.71831165" calcext:value-type="float">
            <text:p>-4.71831165</text:p>
          </table:table-cell>
          <table:table-cell table:style-name="ce77"/>
          <table:table-cell office:value-type="float" office:value="1830.28748454931" calcext:value-type="float">
            <text:p>1830.28748454931</text:p>
          </table:table-cell>
          <table:table-cell office:value-type="float" office:value="1846.84054741319" calcext:value-type="float">
            <text:p>1846.84054741319</text:p>
          </table:table-cell>
          <table:table-cell table:formula="of:=[.N18]-[.M18]" office:value-type="float" office:value="16.553062863878" calcext:value-type="float">
            <text:p>16.553062863878</text:p>
          </table:table-cell>
          <table:table-cell table:formula="of:=(([.N18]-[.M18])/[.M18])*100" office:value-type="float" office:value="0.904396877737164" calcext:value-type="float">
            <text:p>0.904396877737164</text:p>
          </table:table-cell>
          <table:table-cell table:number-columns-repeated="1007"/>
        </table:table-row>
        <table:table-row table:style-name="ro1">
          <table:table-cell table:style-name="ce79" office:value-type="float" office:value="13" calcext:value-type="float">
            <text:p>13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float" office:value="123" calcext:value-type="float">
            <text:p>123</text:p>
          </table:table-cell>
          <table:table-cell table:style-name="ce86" office:value-type="float" office:value="5" calcext:value-type="float">
            <text:p>5</text:p>
          </table:table-cell>
          <table:table-cell table:style-name="ce79" office:value-type="float" office:value="567" calcext:value-type="float">
            <text:p>567</text:p>
          </table:table-cell>
          <table:table-cell table:style-name="ce79" office:value-type="string" calcext:value-type="string">
            <text:p>h</text:p>
          </table:table-cell>
          <table:table-cell table:style-name="ce79"/>
          <table:table-cell table:style-name="ce88" office:value-type="float" office:value="0.00728239" calcext:value-type="float">
            <text:p>0.00728239</text:p>
          </table:table-cell>
          <table:table-cell table:style-name="ce88" office:value-type="float" office:value="0.88362794" calcext:value-type="float">
            <text:p>0.88362794</text:p>
          </table:table-cell>
          <table:table-cell table:style-name="ce88" office:value-type="float" office:value="0.79070303" calcext:value-type="float">
            <text:p>0.79070303</text:p>
          </table:table-cell>
          <table:table-cell table:style-name="ce88" office:value-type="float" office:value="4.92724303" calcext:value-type="float">
            <text:p>4.92724303</text:p>
          </table:table-cell>
          <table:table-cell table:style-name="ce88"/>
          <table:table-cell table:number-columns-repeated="2" table:style-name="ce88" office:value-type="string" calcext:value-type="string">
            <text:p>nan</text:p>
          </table:table-cell>
          <table:table-cell table:number-columns-repeated="2"/>
          <table:table-cell table:style-name="ce88" table:number-columns-repeated="1006"/>
          <table:table-cell/>
        </table:table-row>
        <table:table-row table:style-name="ro1">
          <table:table-cell table:style-name="ce79" office:value-type="float" office:value="14" calcext:value-type="float">
            <text:p>14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float" office:value="123" calcext:value-type="float">
            <text:p>123</text:p>
          </table:table-cell>
          <table:table-cell table:style-name="ce86" office:value-type="float" office:value="6" calcext:value-type="float">
            <text:p>6</text:p>
          </table:table-cell>
          <table:table-cell table:style-name="ce79" office:value-type="float" office:value="567" calcext:value-type="float">
            <text:p>567</text:p>
          </table:table-cell>
          <table:table-cell table:style-name="ce79" office:value-type="string" calcext:value-type="string">
            <text:p>h</text:p>
          </table:table-cell>
          <table:table-cell table:style-name="ce79"/>
          <table:table-cell table:style-name="ce88" office:value-type="float" office:value="0.01322421" calcext:value-type="float">
            <text:p>0.01322421</text:p>
          </table:table-cell>
          <table:table-cell table:style-name="ce88" office:value-type="float" office:value="0.69014663" calcext:value-type="float">
            <text:p>0.69014663</text:p>
          </table:table-cell>
          <table:table-cell table:style-name="ce88" office:value-type="float" office:value="0.55253196" calcext:value-type="float">
            <text:p>0.55253196</text:p>
          </table:table-cell>
          <table:table-cell table:style-name="ce88" office:value-type="float" office:value="4.29576572" calcext:value-type="float">
            <text:p>4.29576572</text:p>
          </table:table-cell>
          <table:table-cell table:style-name="ce88"/>
          <table:table-cell table:number-columns-repeated="2" table:style-name="ce91" office:value-type="string" calcext:value-type="string">
            <text:p>nan</text:p>
          </table:table-cell>
          <table:table-cell table:number-columns-repeated="2"/>
          <table:table-cell table:style-name="ce88" table:number-columns-repeated="1006"/>
          <table:table-cell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" calcext:value-type="float">
            <text:p>123</text:p>
          </table:table-cell>
          <table:table-cell table:style-name="ce85" office:value-type="float" office:value="7" calcext:value-type="float">
            <text:p>7</text:p>
          </table:table-cell>
          <table:table-cell table:style-name="ce77" office:value-type="float" office:value="567" calcext:value-type="float">
            <text:p>567</text:p>
          </table:table-cell>
          <table:table-cell table:style-name="ce77" office:value-type="string" calcext:value-type="string">
            <text:p>h</text:p>
          </table:table-cell>
          <table:table-cell table:style-name="ce77"/>
          <table:table-cell office:value-type="float" office:value="0.51137583" calcext:value-type="float">
            <text:p>0.51137583</text:p>
          </table:table-cell>
          <table:table-cell office:value-type="float" office:value="0.12729807" calcext:value-type="float">
            <text:p>0.12729807</text:p>
          </table:table-cell>
          <table:table-cell office:value-type="float" office:value="0.04581003" calcext:value-type="float">
            <text:p>0.04581003</text:p>
          </table:table-cell>
          <table:table-cell office:value-type="float" office:value="-4.33867638" calcext:value-type="float">
            <text:p>-4.33867638</text:p>
          </table:table-cell>
          <table:table-cell table:style-name="ce80"/>
          <table:table-cell office:value-type="float" office:value="1450.36870208805" calcext:value-type="float">
            <text:p>1450.36870208805</text:p>
          </table:table-cell>
          <table:table-cell office:value-type="float" office:value="1463.70066233633" calcext:value-type="float">
            <text:p>1463.70066233633</text:p>
          </table:table-cell>
          <table:table-cell table:formula="of:=[.N21]-[.M21]" office:value-type="float" office:value="13.3319602482834" calcext:value-type="float">
            <text:p>13.3319602482834</text:p>
          </table:table-cell>
          <table:table-cell table:formula="of:=(([.N21]-[.M21])/[.M21])*100" office:value-type="float" office:value="0.919211799667891" calcext:value-type="float">
            <text:p>0.919211799667891</text:p>
          </table:table-cell>
          <table:table-cell table:number-columns-repeated="1007"/>
        </table:table-row>
        <table:table-row table:style-name="ro1"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" calcext:value-type="float">
            <text:p>123</text:p>
          </table:table-cell>
          <table:table-cell table:style-name="ce85" office:value-type="float" office:value="8" calcext:value-type="float">
            <text:p>8</text:p>
          </table:table-cell>
          <table:table-cell table:style-name="ce77" office:value-type="float" office:value="567" calcext:value-type="float">
            <text:p>567</text:p>
          </table:table-cell>
          <table:table-cell table:style-name="ce77" office:value-type="string" calcext:value-type="string">
            <text:p>h</text:p>
          </table:table-cell>
          <table:table-cell table:style-name="ce77"/>
          <table:table-cell office:value-type="float" office:value="0.42161375" calcext:value-type="float">
            <text:p>0.42161375</text:p>
          </table:table-cell>
          <table:table-cell office:value-type="float" office:value="0" calcext:value-type="float">
            <text:p>0</text:p>
          </table:table-cell>
          <table:table-cell office:value-type="float" office:value="0.17204282" calcext:value-type="float">
            <text:p>0.17204282</text:p>
          </table:table-cell>
          <table:table-cell office:value-type="float" office:value="-5.1465091" calcext:value-type="float">
            <text:p>-5.1465091</text:p>
          </table:table-cell>
          <table:table-cell table:style-name="ce77"/>
          <table:table-cell office:value-type="float" office:value="1755.02878133092" calcext:value-type="float">
            <text:p>1755.02878133092</text:p>
          </table:table-cell>
          <table:table-cell office:value-type="float" office:value="1817.79579919006" calcext:value-type="float">
            <text:p>1817.79579919006</text:p>
          </table:table-cell>
          <table:table-cell table:formula="of:=[.N22]-[.M22]" office:value-type="float" office:value="62.7670178591404" calcext:value-type="float">
            <text:p>62.7670178591404</text:p>
          </table:table-cell>
          <table:table-cell table:formula="of:=(([.N22]-[.M22])/[.M22])*100" office:value-type="float" office:value="3.57640960232808" calcext:value-type="float">
            <text:p>3.57640960232808</text:p>
          </table:table-cell>
          <table:table-cell table:number-columns-repeated="1007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23" calcext:value-type="float">
            <text:p>123</text:p>
          </table:table-cell>
          <table:table-cell table:style-name="ce85" office:value-type="float" office:value="8" calcext:value-type="float">
            <text:p>8</text:p>
          </table:table-cell>
          <table:table-cell table:style-name="ce77" office:value-type="float" office:value="567" calcext:value-type="float">
            <text:p>567</text:p>
          </table:table-cell>
          <table:table-cell table:style-name="ce77" office:value-type="string" calcext:value-type="string">
            <text:p>h</text:p>
          </table:table-cell>
          <table:table-cell table:style-name="ce77"/>
          <table:table-cell office:value-type="float" office:value="0.4292206" calcext:value-type="float">
            <text:p>0.4292206</text:p>
          </table:table-cell>
          <table:table-cell office:value-type="float" office:value="0" calcext:value-type="float">
            <text:p>0</text:p>
          </table:table-cell>
          <table:table-cell office:value-type="float" office:value="0.11627169" calcext:value-type="float">
            <text:p>0.11627169</text:p>
          </table:table-cell>
          <table:table-cell office:value-type="float" office:value="-4.94535119" calcext:value-type="float">
            <text:p>-4.94535119</text:p>
          </table:table-cell>
          <table:table-cell table:style-name="ce77"/>
          <table:table-cell office:value-type="float" office:value="1764.55697753821" calcext:value-type="float">
            <text:p>1764.55697753821</text:p>
          </table:table-cell>
          <table:table-cell office:value-type="float" office:value="1826.24000326822" calcext:value-type="float">
            <text:p>1826.24000326822</text:p>
          </table:table-cell>
          <table:table-cell table:formula="of:=[.N23]-[.M23]" office:value-type="float" office:value="61.683025730008" calcext:value-type="float">
            <text:p>61.683025730008</text:p>
          </table:table-cell>
          <table:table-cell table:formula="of:=(([.N23]-[.M23])/[.M23])*100" office:value-type="float" office:value="3.4956664202515" calcext:value-type="float">
            <text:p>3.4956664202515</text:p>
          </table:table-cell>
          <table:table-cell table:number-columns-repeated="1007"/>
        </table:table-row>
        <table:table-row table:style-name="ro1">
          <table:table-cell table:style-name="ce77" office:value-type="float" office:value="18" calcext:value-type="float">
            <text:p>18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" calcext:value-type="float">
            <text:p>1</text:p>
          </table:table-cell>
          <table:table-cell table:style-name="ce85" office:value-type="float" office:value="34" calcext:value-type="float">
            <text:p>34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31121945" calcext:value-type="float">
            <text:p>-1.31121945</text:p>
          </table:table-cell>
          <table:table-cell/>
          <table:table-cell office:value-type="float" office:value="587.977673853562" calcext:value-type="float">
            <text:p>587.977673853562</text:p>
          </table:table-cell>
          <table:table-cell office:value-type="float" office:value="661.672178527712" calcext:value-type="float">
            <text:p>661.672178527712</text:p>
          </table:table-cell>
          <table:table-cell table:formula="of:=[.N24]-[.M24]" office:value-type="float" office:value="73.6945046741503" calcext:value-type="float">
            <text:p>73.6945046741503</text:p>
          </table:table-cell>
          <table:table-cell table:formula="of:=(([.N24]-[.M24])/[.M24])*100" office:value-type="float" office:value="12.5335549207442" calcext:value-type="float">
            <text:p>12.5335549207442</text:p>
          </table:table-cell>
          <table:table-cell table:number-columns-repeated="1007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77" office:value-type="string" calcext:value-type="string">
            <text:p>h</text:p>
          </table:table-cell>
          <table:table-cell table:style-name="ce77" office:value-type="float" office:value="1" calcext:value-type="float">
            <text:p>1</text:p>
          </table:table-cell>
          <table:table-cell table:style-name="ce85" office:value-type="float" office:value="23" calcext:value-type="float">
            <text:p>23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397716" calcext:value-type="float">
            <text:p>-0.9397716</text:p>
          </table:table-cell>
          <table:table-cell/>
          <table:table-cell office:value-type="float" office:value="643.472659740836" calcext:value-type="float">
            <text:p>643.472659740836</text:p>
          </table:table-cell>
          <table:table-cell office:value-type="float" office:value="853.546680786632" calcext:value-type="float">
            <text:p>853.546680786632</text:p>
          </table:table-cell>
          <table:table-cell table:formula="of:=[.N25]-[.M25]" office:value-type="float" office:value="210.074021045796" calcext:value-type="float">
            <text:p>210.074021045796</text:p>
          </table:table-cell>
          <table:table-cell table:formula="of:=(([.N25]-[.M25])/[.M25])*100" office:value-type="float" office:value="32.6469225794932" calcext:value-type="float">
            <text:p>32.6469225794932</text:p>
          </table:table-cell>
          <table:table-cell table:number-columns-repeated="1007"/>
        </table:table-row>
        <table:table-row table:style-name="ro1"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h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31531583" calcext:value-type="float">
            <text:p>0.31531583</text:p>
          </table:table-cell>
          <table:table-cell office:value-type="float" office:value="0.82849286" calcext:value-type="float">
            <text:p>0.82849286</text:p>
          </table:table-cell>
          <table:table-cell office:value-type="float" office:value="0.4007474" calcext:value-type="float">
            <text:p>0.4007474</text:p>
          </table:table-cell>
          <table:table-cell office:value-type="float" office:value="1.40770912" calcext:value-type="float">
            <text:p>1.40770912</text:p>
          </table:table-cell>
          <table:table-cell/>
          <table:table-cell office:value-type="float" office:value="116.827005983654" calcext:value-type="float">
            <text:p>116.827005983654</text:p>
          </table:table-cell>
          <table:table-cell office:value-type="float" office:value="116.827005983654" calcext:value-type="float">
            <text:p>116.827005983654</text:p>
          </table:table-cell>
          <table:table-cell table:formula="of:=[.N26]-[.M26]" office:value-type="float" office:value="0" calcext:value-type="float">
            <text:p>0</text:p>
          </table:table-cell>
          <table:table-cell table:formula="of:=(([.N26]-[.M26])/[.M26])*1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77" office:value-type="string" calcext:value-type="string">
            <text:p>h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13927194" calcext:value-type="float">
            <text:p>0.13927194</text:p>
          </table:table-cell>
          <table:table-cell office:value-type="float" office:value="0.19206982" calcext:value-type="float">
            <text:p>0.19206982</text:p>
          </table:table-cell>
          <table:table-cell office:value-type="float" office:value="0.25749711" calcext:value-type="float">
            <text:p>0.25749711</text:p>
          </table:table-cell>
          <table:table-cell office:value-type="float" office:value="-2.44304374" calcext:value-type="float">
            <text:p>-2.44304374</text:p>
          </table:table-cell>
          <table:table-cell/>
          <table:table-cell office:value-type="float" office:value="124.87292278197" calcext:value-type="float">
            <text:p>124.87292278197</text:p>
          </table:table-cell>
          <table:table-cell office:value-type="float" office:value="124.87292278197" calcext:value-type="float">
            <text:p>124.87292278197</text:p>
          </table:table-cell>
          <table:table-cell table:formula="of:=[.N27]-[.M27]" office:value-type="float" office:value="0" calcext:value-type="float">
            <text:p>0</text:p>
          </table:table-cell>
          <table:table-cell table:formula="of:=(([.N27]-[.M27])/[.M27])*1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77" office:value-type="float" office:value="22" calcext:value-type="float">
            <text:p>22</text:p>
          </table:table-cell>
          <table:table-cell table:style-name="ce77" office:value-type="string" calcext:value-type="string">
            <text:p>h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77" office:value-type="string" calcext:value-type="string">
            <text:p>h</text:p>
          </table:table-cell>
          <table:table-cell table:style-name="ce77" table:number-columns-repeated="2"/>
          <table:table-cell office:value-type="float" office:value="0.56966978" calcext:value-type="float">
            <text:p>0.56966978</text:p>
          </table:table-cell>
          <table:table-cell office:value-type="float" office:value="0.74041517" calcext:value-type="float">
            <text:p>0.74041517</text:p>
          </table:table-cell>
          <table:table-cell office:value-type="float" office:value="0.72877876" calcext:value-type="float">
            <text:p>0.72877876</text:p>
          </table:table-cell>
          <table:table-cell office:value-type="float" office:value="8.43227581" calcext:value-type="float">
            <text:p>8.43227581</text:p>
          </table:table-cell>
          <table:table-cell/>
          <table:table-cell office:value-type="float" office:value="109.393161350786" calcext:value-type="float">
            <text:p>109.393161350786</text:p>
          </table:table-cell>
          <table:table-cell office:value-type="float" office:value="109.393161350786" calcext:value-type="float">
            <text:p>109.393161350786</text:p>
          </table:table-cell>
          <table:table-cell table:formula="of:=[.N28]-[.M28]" office:value-type="float" office:value="0" calcext:value-type="float">
            <text:p>0</text:p>
          </table:table-cell>
          <table:table-cell table:formula="of:=(([.N28]-[.M28])/[.M28])*1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2" office:value-type="string" calcext:value-type="string" table:number-columns-spanned="5" table:number-rows-spanned="1">
            <text:p>Globally optimised variable set</text:p>
          </table:table-cell>
          <table:covered-table-cell table:number-columns-repeated="4"/>
          <table:table-cell/>
          <table:table-cell table:style-name="ce89" office:value-type="float" office:value="0.489890721" calcext:value-type="float">
            <text:p>0.4898907210</text:p>
          </table:table-cell>
          <table:table-cell table:style-name="ce89" office:value-type="float" office:value="0.254045636" calcext:value-type="float">
            <text:p>0.2540456360</text:p>
          </table:table-cell>
          <table:table-cell table:style-name="ce89" office:value-type="float" office:value="0.00381337796" calcext:value-type="float">
            <text:p>0.0038133780</text:p>
          </table:table-cell>
          <table:table-cell table:style-name="ce89" office:value-type="float" office:value="-4.57585532" calcext:value-type="float">
            <text:p>-4.5758553200</text:p>
          </table:table-cell>
          <table:table-cell table:style-name="ce89"/>
          <table:table-cell table:style-name="ce92" office:value-type="float" office:value="1708.11929967822" calcext:value-type="float">
            <text:p>1708.11929967822</text:p>
          </table:table-cell>
          <table:table-cell table:number-columns-repeated="1010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veraged" table:style-name="ta1">
        <table:table-column table:style-name="co12" table:default-cell-style-name="Default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32"/>
        <table:table-column table:style-name="co31" table:default-cell-style-name="ce1"/>
        <table:table-column table:style-name="co32" table:default-cell-style-name="ce1"/>
        <table:table-column table:style-name="co12" table:number-columns-repeated="7" table:default-cell-style-name="ce1"/>
        <table:table-column table:style-name="co12" table:default-cell-style-name="Default"/>
        <table:table-column table:style-name="co12" table:default-cell-style-name="ce42"/>
        <table:table-column table:style-name="co12" table:default-cell-style-name="ce44"/>
        <table:table-column table:style-name="co12" table:default-cell-style-name="ce45"/>
        <table:table-row table:style-name="ro1" table:number-rows-repeated="2">
          <table:table-cell/>
          <table:table-cell table:style-name="Default" table:number-columns-repeated="13"/>
          <table:table-cell/>
          <table:table-cell table:style-name="Default" table:number-columns-repeated="3"/>
        </table:table-row>
        <table:table-row table:style-name="ro4">
          <table:table-cell table:number-columns-repeated="2"/>
          <table:table-cell table:style-name="ce74" office:value-type="string" calcext:value-type="string" table:number-columns-spanned="5" table:number-rows-spanned="1">
            <text:p>experiments</text:p>
          </table:table-cell>
          <table:covered-table-cell table:number-columns-repeated="4" table:style-name="ce74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segments</text:p>
          </table:table-cell>
          <table:table-cell/>
          <table:table-cell table:style-name="ce41" office:value-type="string" calcext:value-type="string">
            <text:p>ind_opt_dist</text:p>
          </table:table-cell>
          <table:table-cell table:style-name="ce41" office:value-type="string" calcext:value-type="string">
            <text:p>optimal_distance</text:p>
          </table:table-cell>
          <table:table-cell table:style-name="ce1" office:value-type="string" calcext:value-type="string">
            <text:p>difference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234567" calcext:value-type="float">
            <text:p>1234567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office:value-type="float" office:value="0.51771419" calcext:value-type="float">
            <text:p>0.51771419</text:p>
          </table:table-cell>
          <table:table-cell office:value-type="float" office:value="0.21188888" calcext:value-type="float">
            <text:p>0.21188888</text:p>
          </table:table-cell>
          <table:table-cell office:value-type="float" office:value="0.11186375" calcext:value-type="float">
            <text:p>0.11186375</text:p>
          </table:table-cell>
          <table:table-cell office:value-type="float" office:value="-4.71061226" calcext:value-type="float">
            <text:p>-4.71061226</text:p>
          </table:table-cell>
          <table:table-cell/>
          <table:table-cell office:value-type="float" office:value="1822.45165566118" calcext:value-type="float">
            <text:p>1822.451655661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7.48081377343" calcext:value-type="float">
            <text:p>1847.48081377343</text:p>
          </table:table-cell>
          <table:table-cell office:value-type="float" office:value="1822.45165566115" calcext:value-type="float">
            <text:p>1822.45165566115</text:p>
          </table:table-cell>
          <table:table-cell table:formula="of:=[.P5]-[.Q5]" office:value-type="float" office:value="25.0291581122801" calcext:value-type="float">
            <text:p>25.02915811228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49722625" calcext:value-type="float">
            <text:p>0.49722625</text:p>
          </table:table-cell>
          <table:table-cell office:value-type="float" office:value="0.31850318" calcext:value-type="float">
            <text:p>0.31850318</text:p>
          </table:table-cell>
          <table:table-cell office:value-type="float" office:value="0" calcext:value-type="float">
            <text:p>0</text:p>
          </table:table-cell>
          <table:table-cell office:value-type="float" office:value="-3.07329555" calcext:value-type="float">
            <text:p>-3.07329555</text:p>
          </table:table-cell>
          <table:table-cell/>
          <table:table-cell office:value-type="float" office:value="1437.3277858198" calcext:value-type="float">
            <text:p>1437.32778581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23.30001086539" calcext:value-type="float">
            <text:p>1623.30001086539</text:p>
          </table:table-cell>
          <table:table-cell office:value-type="float" office:value="1437.3277858198" calcext:value-type="float">
            <text:p>1437.3277858198</text:p>
          </table:table-cell>
          <table:table-cell table:formula="of:=[.P6]-[.Q6]" office:value-type="float" office:value="185.97222504559" calcext:value-type="float">
            <text:p>185.972225045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92664048" calcext:value-type="float">
            <text:p>0.92664048</text:p>
          </table:table-cell>
          <table:table-cell office:value-type="float" office:value="0.78655042" calcext:value-type="float">
            <text:p>0.78655042</text:p>
          </table:table-cell>
          <table:table-cell office:value-type="float" office:value="0.97272243" calcext:value-type="float">
            <text:p>0.97272243</text:p>
          </table:table-cell>
          <table:table-cell office:value-type="float" office:value="-2.7309653" calcext:value-type="float">
            <text:p>-2.7309653</text:p>
          </table:table-cell>
          <table:table-cell/>
          <table:table-cell office:value-type="float" office:value="1475.30215381366" calcext:value-type="float">
            <text:p>1475.302153813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93.50319911001" calcext:value-type="float">
            <text:p>1693.50319911001</text:p>
          </table:table-cell>
          <table:table-cell office:value-type="float" office:value="1475.30215381368" calcext:value-type="float">
            <text:p>1475.30215381368</text:p>
          </table:table-cell>
          <table:table-cell table:formula="of:=[.P7]-[.Q7]" office:value-type="float" office:value="218.20104529633" calcext:value-type="float">
            <text:p>218.201045296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50919076" calcext:value-type="float">
            <text:p>0.50919076</text:p>
          </table:table-cell>
          <table:table-cell office:value-type="float" office:value="0.30824232" calcext:value-type="float">
            <text:p>0.30824232</text:p>
          </table:table-cell>
          <table:table-cell office:value-type="float" office:value="0.05675461" calcext:value-type="float">
            <text:p>0.05675461</text:p>
          </table:table-cell>
          <table:table-cell office:value-type="float" office:value="-0.92203245" calcext:value-type="float">
            <text:p>-0.92203245</text:p>
          </table:table-cell>
          <table:table-cell/>
          <table:table-cell office:value-type="float" office:value="1537.55322644989" calcext:value-type="float">
            <text:p>1537.553226449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0.80662991516" calcext:value-type="float">
            <text:p>1860.80662991516</text:p>
          </table:table-cell>
          <table:table-cell office:value-type="float" office:value="1537.55322644984" calcext:value-type="float">
            <text:p>1537.55322644984</text:p>
          </table:table-cell>
          <table:table-cell table:formula="of:=[.P8]-[.Q8]" office:value-type="float" office:value="323.25340346532" calcext:value-type="float">
            <text:p>323.253403465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6533217" calcext:value-type="float">
            <text:p>0.6533217</text:p>
          </table:table-cell>
          <table:table-cell office:value-type="float" office:value="0.3894705" calcext:value-type="float">
            <text:p>0.3894705</text:p>
          </table:table-cell>
          <table:table-cell office:value-type="float" office:value="0.38350884" calcext:value-type="float">
            <text:p>0.38350884</text:p>
          </table:table-cell>
          <table:table-cell office:value-type="float" office:value="-4.60333664" calcext:value-type="float">
            <text:p>-4.60333664</text:p>
          </table:table-cell>
          <table:table-cell/>
          <table:table-cell office:value-type="float" office:value="1481.12836703833" calcext:value-type="float">
            <text:p>1481.128367038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8.51850917763" calcext:value-type="float">
            <text:p>1578.51850917763</text:p>
          </table:table-cell>
          <table:table-cell office:value-type="float" office:value="1481.12836703833" calcext:value-type="float">
            <text:p>1481.12836703833</text:p>
          </table:table-cell>
          <table:table-cell table:formula="of:=[.P9]-[.Q9]" office:value-type="float" office:value="97.3901421393" calcext:value-type="float">
            <text:p>97.39014213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4090946" calcext:value-type="float">
            <text:p>0.4090946</text:p>
          </table:table-cell>
          <table:table-cell office:value-type="float" office:value="0.01349339" calcext:value-type="float">
            <text:p>0.01349339</text:p>
          </table:table-cell>
          <table:table-cell office:value-type="float" office:value="0" calcext:value-type="float">
            <text:p>0</text:p>
          </table:table-cell>
          <table:table-cell office:value-type="float" office:value="-1.30558397" calcext:value-type="float">
            <text:p>-1.30558397</text:p>
          </table:table-cell>
          <table:table-cell/>
          <table:table-cell office:value-type="float" office:value="1585.94359426179" calcext:value-type="float">
            <text:p>1585.943594261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75.88150462764" calcext:value-type="float">
            <text:p>1775.88150462764</text:p>
          </table:table-cell>
          <table:table-cell office:value-type="float" office:value="1585.94359426179" calcext:value-type="float">
            <text:p>1585.94359426179</text:p>
          </table:table-cell>
          <table:table-cell table:formula="of:=[.P10]-[.Q10]" office:value-type="float" office:value="189.93791036585" calcext:value-type="float">
            <text:p>189.937910365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69594838" calcext:value-type="float">
            <text:p>0.69594838</text:p>
          </table:table-cell>
          <table:table-cell office:value-type="float" office:value="0.4806781" calcext:value-type="float">
            <text:p>0.4806781</text:p>
          </table:table-cell>
          <table:table-cell office:value-type="float" office:value="0.41141687" calcext:value-type="float">
            <text:p>0.41141687</text:p>
          </table:table-cell>
          <table:table-cell office:value-type="float" office:value="-4.15044576" calcext:value-type="float">
            <text:p>-4.15044576</text:p>
          </table:table-cell>
          <table:table-cell/>
          <table:table-cell office:value-type="float" office:value="1554.53907710041" calcext:value-type="float">
            <text:p>1554.539077100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75.81764420495" calcext:value-type="float">
            <text:p>1675.81764420495</text:p>
          </table:table-cell>
          <table:table-cell office:value-type="float" office:value="1554.53907710049" calcext:value-type="float">
            <text:p>1554.53907710049</text:p>
          </table:table-cell>
          <table:table-cell table:formula="of:=[.P11]-[.Q11]" office:value-type="float" office:value="121.27856710446" calcext:value-type="float">
            <text:p>121.27856710446</text:p>
          </table:table-cell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12345" calcext:value-type="float">
            <text:p>12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6567104" calcext:value-type="float">
            <text:p>0.6567104</text:p>
          </table:table-cell>
          <table:table-cell office:value-type="float" office:value="0.53941381" calcext:value-type="float">
            <text:p>0.53941381</text:p>
          </table:table-cell>
          <table:table-cell office:value-type="float" office:value="0.28782945" calcext:value-type="float">
            <text:p>0.28782945</text:p>
          </table:table-cell>
          <table:table-cell office:value-type="float" office:value="-4.45357526" calcext:value-type="float">
            <text:p>-4.45357526</text:p>
          </table:table-cell>
          <table:table-cell/>
          <table:table-cell office:value-type="float" office:value="1509.8705871141" calcext:value-type="float">
            <text:p>1509.870587114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3" office:value-type="float" office:value="1646.72678946605" calcext:value-type="float">
            <text:p>1646.72678946605</text:p>
          </table:table-cell>
          <table:table-cell office:value-type="float" office:value="1509.87058711398" calcext:value-type="float">
            <text:p>1509.87058711398</text:p>
          </table:table-cell>
          <table:table-cell table:formula="of:=[.P12]-[.Q12]" office:value-type="float" office:value="136.85620235207" calcext:value-type="float">
            <text:p>136.856202352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0.54261485" calcext:value-type="float">
            <text:p>0.54261485</text:p>
          </table:table-cell>
          <table:table-cell office:value-type="float" office:value="0.13227672" calcext:value-type="float">
            <text:p>0.13227672</text:p>
          </table:table-cell>
          <table:table-cell office:value-type="float" office:value="0.24508844" calcext:value-type="float">
            <text:p>0.24508844</text:p>
          </table:table-cell>
          <table:table-cell office:value-type="float" office:value="-4.57902145" calcext:value-type="float">
            <text:p>-4.57902145</text:p>
          </table:table-cell>
          <table:table-cell/>
          <table:table-cell office:value-type="float" office:value="1926.90996116543" calcext:value-type="float">
            <text:p>1926.909961165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42.7222560452" calcext:value-type="float">
            <text:p>1942.7222560452</text:p>
          </table:table-cell>
          <table:table-cell office:value-type="float" office:value="1926.9099611654" calcext:value-type="float">
            <text:p>1926.9099611654</text:p>
          </table:table-cell>
          <table:table-cell table:formula="of:=[.P13]-[.Q13]" office:value-type="float" office:value="15.8122948798" calcext:value-type="float">
            <text:p>15.812294879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0.52645719" calcext:value-type="float">
            <text:p>0.52645719</text:p>
          </table:table-cell>
          <table:table-cell office:value-type="float" office:value="0.15649204" calcext:value-type="float">
            <text:p>0.15649204</text:p>
          </table:table-cell>
          <table:table-cell office:value-type="float" office:value="0.19287737" calcext:value-type="float">
            <text:p>0.19287737</text:p>
          </table:table-cell>
          <table:table-cell office:value-type="float" office:value="-4.74921633" calcext:value-type="float">
            <text:p>-4.74921633</text:p>
          </table:table-cell>
          <table:table-cell/>
          <table:table-cell office:value-type="float" office:value="1918.86998241067" calcext:value-type="float">
            <text:p>1918.8699824106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P14]-[.Q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0.53861137" calcext:value-type="float">
            <text:p>0.53861137</text:p>
          </table:table-cell>
          <table:table-cell office:value-type="float" office:value="0.20455688" calcext:value-type="float">
            <text:p>0.20455688</text:p>
          </table:table-cell>
          <table:table-cell office:value-type="float" office:value="0.17400279" calcext:value-type="float">
            <text:p>0.17400279</text:p>
          </table:table-cell>
          <table:table-cell office:value-type="float" office:value="-4.58100216" calcext:value-type="float">
            <text:p>-4.58100216</text:p>
          </table:table-cell>
          <table:table-cell/>
          <table:table-cell office:value-type="float" office:value="1822.45165566118" calcext:value-type="float">
            <text:p>1822.451655661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52.64945242724" calcext:value-type="float">
            <text:p>1852.64945242724</text:p>
          </table:table-cell>
          <table:table-cell office:value-type="float" office:value="1835.17340192876" calcext:value-type="float">
            <text:p>1835.17340192876</text:p>
          </table:table-cell>
          <table:table-cell table:formula="of:=[.P15]-[.Q15]" office:value-type="float" office:value="17.4760504984799" calcext:value-type="float">
            <text:p>17.476050498479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0.49235465" calcext:value-type="float">
            <text:p>0.49235465</text:p>
          </table:table-cell>
          <table:table-cell office:value-type="float" office:value="0.13854857" calcext:value-type="float">
            <text:p>0.13854857</text:p>
          </table:table-cell>
          <table:table-cell office:value-type="float" office:value="0.04462645" calcext:value-type="float">
            <text:p>0.04462645</text:p>
          </table:table-cell>
          <table:table-cell office:value-type="float" office:value="-4.79506959" calcext:value-type="float">
            <text:p>-4.79506959</text:p>
          </table:table-cell>
          <table:table-cell/>
          <table:table-cell office:value-type="float" office:value="1449.60158034742" calcext:value-type="float">
            <text:p>1449.6015803474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49.60158034742" calcext:value-type="float">
            <text:p>1449.60158034742</text:p>
          </table:table-cell>
          <table:table-cell table:formula="of:=[.P16]-[.Q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0.43565518" calcext:value-type="float">
            <text:p>0.43565518</text:p>
          </table:table-cell>
          <table:table-cell office:value-type="float" office:value="0" calcext:value-type="float">
            <text:p>0</text:p>
          </table:table-cell>
          <table:table-cell office:value-type="float" office:value="0.24032523" calcext:value-type="float">
            <text:p>0.24032523</text:p>
          </table:table-cell>
          <table:table-cell office:value-type="float" office:value="-5.07486086" calcext:value-type="float">
            <text:p>-5.07486086</text:p>
          </table:table-cell>
          <table:table-cell/>
          <table:table-cell office:value-type="float" office:value="1758.29525312971" calcext:value-type="float">
            <text:p>1758.295253129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10.70517450624" calcext:value-type="float">
            <text:p>1810.70517450624</text:p>
          </table:table-cell>
          <table:table-cell office:value-type="float" office:value="1758.29525312972" calcext:value-type="float">
            <text:p>1758.29525312972</text:p>
          </table:table-cell>
          <table:table-cell table:formula="of:=[.P17]-[.Q17]" office:value-type="float" office:value="52.4099213765198" calcext:value-type="float">
            <text:p>52.409921376519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h</text:p>
          </table:table-cell>
          <table:table-cell office:value-type="float" office:value="0.43565518" calcext:value-type="float">
            <text:p>0.43565518</text:p>
          </table:table-cell>
          <table:table-cell office:value-type="float" office:value="0" calcext:value-type="float">
            <text:p>0</text:p>
          </table:table-cell>
          <table:table-cell office:value-type="float" office:value="0.24032523" calcext:value-type="float">
            <text:p>0.24032523</text:p>
          </table:table-cell>
          <table:table-cell office:value-type="float" office:value="-5.07486086" calcext:value-type="float">
            <text:p>-5.07486086</text:p>
          </table:table-cell>
          <table:table-cell/>
          <table:table-cell office:value-type="float" office:value="1758.29525312971" calcext:value-type="float">
            <text:p>1758.295253129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03.54551877609" calcext:value-type="float">
            <text:p>1803.54551877609</text:p>
          </table:table-cell>
          <table:table-cell office:value-type="float" office:value="1770.79648456404" calcext:value-type="float">
            <text:p>1770.79648456404</text:p>
          </table:table-cell>
          <table:table-cell table:formula="of:=[.P18]-[.Q18]" office:value-type="float" office:value="32.74903421205" calcext:value-type="float">
            <text:p>32.7490342120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40897913" calcext:value-type="float">
            <text:p>0.40897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01268174" calcext:value-type="float">
            <text:p>-6.01268174</text:p>
          </table:table-cell>
          <table:table-cell/>
          <table:table-cell office:value-type="float" office:value="511.745319993602" calcext:value-type="float">
            <text:p>511.7453199936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2.901115831682" calcext:value-type="float">
            <text:p>712.901115831682</text:p>
          </table:table-cell>
          <table:table-cell office:value-type="float" office:value="511.745319993606" calcext:value-type="float">
            <text:p>511.745319993606</text:p>
          </table:table-cell>
          <table:table-cell table:formula="of:=[.P19]-[.Q19]" office:value-type="float" office:value="201.155795838076" calcext:value-type="float">
            <text:p>201.155795838076</text:p>
          </table:table-cell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93977083" calcext:value-type="float">
            <text:p>-0.93977083</text:p>
          </table:table-cell>
          <table:table-cell/>
          <table:table-cell office:value-type="float" office:value="643.472659740547" calcext:value-type="float">
            <text:p>643.472659740547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" office:value-type="float" office:value="926.098176737671" calcext:value-type="float">
            <text:p>926.098176737671</text:p>
          </table:table-cell>
          <table:table-cell office:value-type="float" office:value="643.472659740547" calcext:value-type="float">
            <text:p>643.472659740547</text:p>
          </table:table-cell>
          <table:table-cell table:formula="of:=[.P20]-[.Q20]" office:value-type="float" office:value="282.625516997124" calcext:value-type="float">
            <text:p>282.6255169971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73551468" calcext:value-type="float">
            <text:p>0.73551468</text:p>
          </table:table-cell>
          <table:table-cell office:value-type="float" office:value="0.94020256" calcext:value-type="float">
            <text:p>0.94020256</text:p>
          </table:table-cell>
          <table:table-cell office:value-type="float" office:value="0.31246575" calcext:value-type="float">
            <text:p>0.31246575</text:p>
          </table:table-cell>
          <table:table-cell office:value-type="float" office:value="-9.2890775" calcext:value-type="float">
            <text:p>-9.2890775</text:p>
          </table:table-cell>
          <table:table-cell/>
          <table:table-cell office:value-type="float" office:value="116.827005983654" calcext:value-type="float">
            <text:p>116.8270059836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22115156" calcext:value-type="float">
            <text:p>0.22115156</text:p>
          </table:table-cell>
          <table:table-cell office:value-type="float" office:value="0.23537439" calcext:value-type="float">
            <text:p>0.23537439</text:p>
          </table:table-cell>
          <table:table-cell office:value-type="float" office:value="0.39363831" calcext:value-type="float">
            <text:p>0.39363831</text:p>
          </table:table-cell>
          <table:table-cell office:value-type="float" office:value="-2.31200284" calcext:value-type="float">
            <text:p>-2.31200284</text:p>
          </table:table-cell>
          <table:table-cell/>
          <table:table-cell office:value-type="float" office:value="124.87292278197" calcext:value-type="float">
            <text:p>124.872922781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.3676409" calcext:value-type="float">
            <text:p>0.3676409</text:p>
          </table:table-cell>
          <table:table-cell office:value-type="float" office:value="0.40134565" calcext:value-type="float">
            <text:p>0.40134565</text:p>
          </table:table-cell>
          <table:table-cell office:value-type="float" office:value="0.45905947" calcext:value-type="float">
            <text:p>0.45905947</text:p>
          </table:table-cell>
          <table:table-cell office:value-type="float" office:value="-4.4471643" calcext:value-type="float">
            <text:p>-4.4471643</text:p>
          </table:table-cell>
          <table:table-cell/>
          <table:table-cell office:value-type="float" office:value="109.393161350786" calcext:value-type="float">
            <text:p>109.3931613507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table:formula="of:=SUM([.N5:.N23])" office:value-type="float" office:value="84" calcext:value-type="float">
            <text:p>84</text:p>
          </table:table-cell>
          <table:table-cell/>
          <table:table-cell table:style-name="Default" table:number-columns-repeated="3"/>
        </table:table-row>
        <calcext:conditional-formats>
          <calcext:conditional-format calcext:target-range-address="averaged.R5:averaged.R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veraged.P5:averaged.P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averaged.Q5:averaged.Q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9:31:17.74631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50:51.402836064</meta:creation-date>
    <dc:date>2022-04-06T22:11:04.047052669</dc:date>
    <meta:editing-duration>PT3M57S</meta:editing-duration>
    <meta:editing-cycles>3</meta:editing-cycles>
    <meta:generator>LibreOffice/6.4.7.2$Linux_X86_64 LibreOffice_project/40$Build-2</meta:generator>
    <meta:document-statistic meta:table-count="3" meta:cell-count="818" meta:object-count="0"/>
  </office:meta>
</office:document-meta>
</file>